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9/8/08</text:p>
      <text:p text:style-name="Standard"/>
      <text:p text:style-name="Standard">Notes on SEGUE website:</text:p>
      <text:p text:style-name="Standard"/>
      <text:p text:style-name="Standard">The files below are those located in the html directory of the uchicago machine.</text:p>
      <text:p text:style-name="Standard">I'm hoping I've transferred everything needed but please let me know if something is missing;</text:p>
      <text:p text:style-name="Standard">there are probably some files that are not needed (older versions for example).</text:p>
      <text:p text:style-name="Standard"/>
      <text:p text:style-name="Standard"/>
      <text:p text:style-name="Standard">Evalyn Gates</text:p>
      <text:p text:style-name="Standard"><text:a xlink:type="simple" xlink:href="mailto:gates@kicp.uchicago.edu">gates@kicp.uchicago.edu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9-08T16:57:33</meta:creation-date>
    <dc:date>2008-09-08T17:18:27</dc:date>
    <dc:language>en-US</dc:language>
    <meta:editing-cycles>2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53" meta:character-count="316"/>
  </office:meta>
</office:document-meta>
</file>